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041EFFFD9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4eb20" officeooo:paragraph-rsid="0014eb20" style:font-size-asian="28pt" style:font-size-complex="32pt"/>
    </style:style>
    <style:style style:name="P2" style:family="paragraph" style:parent-style-name="Standard">
      <style:text-properties fo:font-size="32pt" officeooo:rsid="0014eb20" officeooo:paragraph-rsid="0014eb20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fo:language="pt" fo:country="BR" officeooo:rsid="00183f4a" officeooo:paragraph-rsid="00183f4a" style:font-size-asian="28pt" style:font-size-complex="32pt"/>
    </style:style>
    <style:style style:name="P4" style:family="paragraph" style:parent-style-name="Standard">
      <style:text-properties fo:font-size="32pt" officeooo:rsid="00157db9" officeooo:paragraph-rsid="00157db9" style:font-size-asian="28pt" style:font-size-complex="32pt"/>
    </style:style>
    <style:style style:name="P5" style:family="paragraph" style:parent-style-name="Standard">
      <style:text-properties fo:font-size="32pt" officeooo:rsid="001a1004" officeooo:paragraph-rsid="001a1004" style:font-size-asian="28pt" style:font-size-complex="32pt"/>
    </style:style>
    <style:style style:name="T1" style:family="text">
      <style:text-properties fo:language="pt" fo:country="B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g img</text:p>
      <text:p text:style-name="P2"/>
      <text:p text:style-name="P2">Display – inline</text:p>
      <text:p text:style-name="P2"/>
      <text:p text:style-name="P2">alt= texto mostrado quaso o browser nao encontre o arquivo de imagem.</text:p>
      <text:p text:style-name="P2"/>
      <text:p text:style-name="P2">title= ao passar o mouse sobra a imagen um texto e mostrado.</text:p>
      <text:p text:style-name="P2"/>
      <text:p text:style-name="P2">Para encontrar o arquivo de imagem dentro de uma <text:s/>pasta que esteja no mesmo local do arquivo main (index):</text:p>
      <text:p text:style-name="P2"/>
      <text:p text:style-name="P2">pasta/arquivo</text:p>
      <text:p text:style-name="P2"/>
      <text:p text:style-name="P2">Caso esteja uma pasta atras, usamos :</text:p>
      <text:p text:style-name="P2"/>
      <text:p text:style-name="P2"><text:soft-page-break/>../pasta/arquivo(img)</text:p>
      <text:p text:style-name="P2"/>
      <text:p text:style-name="P3"><text:s/>- Redimencionamento -</text:p>
      <text:p text:style-name="P2"/>
      <text:p text:style-name="P4">Quando tiver que setar uma altura ou uma largura expecifica, sempre alterar apenas umas das 2 pois laterando uma a img sera automaticamente remidimencionada para o valor equivalente para ficar na propor<text:span text:style-name="T1">çao correta. </text:span></text:p>
      <text:p text:style-name="P4"><text:span text:style-name="T1">Podemos usa medias em porcentagem (%) e pixel (px) para alterar os valores do </text:span>width <text:span text:style-name="T1">(largura) e do </text:span>height <text:span text:style-name="T1">(altura).</text:span></text:p>
      <text:p text:style-name="P4"><text:span text:style-name="T1"/></text:p>
      <text:p text:style-name="P5"><text:span text:style-name="T1"><text:s/>Também podemos utilizar uma img em cima de um link para que assim que <text:s/>clickarmos na imagem sera como </text:span><text:soft-page-break/><text:span text:style-name="T1">se clickarmos em uma ancora normalmente.</text:span></text:p>
      <text:p text:style-name="P5"><text:span text:style-name="T1">Para fazer isso fazemos uma tag a e na parte em branca aonde normalemnte colocamos o nome do link colocamos uma img e a imagem corespondente a que queremos utilizar :</text:span></text:p>
      <text:p text:style-name="P5"><text:span text:style-name="T1"/></text:p>
      <text:p text:style-name="P5"><draw:frame draw:style-name="fr1" draw:name="Image1" text:anchor-type="char" svg:width="7.3256in" svg:height="0.4673in" draw:z-index="0"><draw:image xlink:href="Pictures/100000010000043100000041EFFFD90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1:27:56.702000000</meta:creation-date>
    <dc:date>2025-01-10T20:56:23.223000000</dc:date>
    <meta:editing-duration>PT23H28M25S</meta:editing-duration>
    <meta:editing-cycles>4</meta:editing-cycles>
    <meta:generator>LibreOffice/24.8.4.2$Windows_X86_64 LibreOffice_project/bb3cfa12c7b1bf994ecc5649a80400d06cd71002</meta:generator>
    <meta:document-statistic meta:table-count="0" meta:image-count="1" meta:object-count="0" meta:page-count="3" meta:paragraph-count="13" meta:word-count="168" meta:character-count="990" meta:non-whitespace-character-count="829"/>
  </office:meta>
</office:document-meta>
</file>